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Times New Roman"/>
    </style:style>
    <style:style style:name="P4" style:family="paragraph" style:parent-style-name="Standard">
      <style:paragraph-properties fo:text-align="center" style:justify-single-word="false"/>
      <style:text-properties style:font-name="Times New Roman"/>
    </style:style>
    <style:style style:name="P5" style:family="paragraph" style:parent-style-name="Standard">
      <style:paragraph-properties fo:text-align="center" style:justify-single-word="false"/>
      <style:text-properties style:font-name="Times New Roman" fo:font-size="14pt" fo:font-weight="bold" officeooo:rsid="001aee46" officeooo:paragraph-rsid="001aee46" style:font-size-asian="14pt" style:font-weight-asian="bold" style:font-size-complex="14pt" style:font-weight-complex="bold"/>
    </style:style>
    <style:style style:name="P6" style:family="paragraph" style:parent-style-name="Standard">
      <style:paragraph-properties fo:text-align="center" style:justify-single-word="false"/>
      <style:text-properties style:font-name="Times New Roman" fo:font-weight="bold" officeooo:rsid="001aee46" officeooo:paragraph-rsid="001aee46" style:font-weight-asian="bold" style:font-weight-complex="bold"/>
    </style:style>
    <style:style style:name="P7" style:family="paragraph" style:parent-style-name="Standard">
      <style:paragraph-properties fo:text-align="center" style:justify-single-word="false"/>
      <style:text-properties style:font-name="Times New Roman" fo:font-weight="bold" officeooo:rsid="001aee46" officeooo:paragraph-rsid="0024e059" style:font-weight-asian="bold" style:font-weight-complex="bold"/>
    </style:style>
    <style:style style:name="P8" style:family="paragraph" style:parent-style-name="Standard">
      <style:paragraph-properties fo:text-align="center" style:justify-single-word="false"/>
      <style:text-properties style:font-name="Times New Roman" fo:font-weight="bold" officeooo:rsid="001aee46" officeooo:paragraph-rsid="00570cfd" style:font-weight-asian="bold" style:font-weight-complex="bold"/>
    </style:style>
    <style:style style:name="P9" style:family="paragraph" style:parent-style-name="Standard">
      <style:paragraph-properties fo:text-align="center" style:justify-single-word="false"/>
      <style:text-properties style:font-name="Times New Roman" fo:font-weight="normal" officeooo:rsid="001aee46" officeooo:paragraph-rsid="001aee46" style:font-weight-asian="normal" style:font-weight-complex="normal"/>
    </style:style>
    <style:style style:name="P10" style:family="paragraph" style:parent-style-name="Standard">
      <style:paragraph-properties fo:text-align="center" style:justify-single-word="false"/>
      <style:text-properties style:font-name="Times New Roman" fo:font-weight="normal" officeooo:rsid="001bd969" officeooo:paragraph-rsid="001bd969" style:font-weight-asian="normal" style:font-weight-complex="normal"/>
    </style:style>
    <style:style style:name="P11" style:family="paragraph" style:parent-style-name="Standard">
      <style:paragraph-properties fo:break-before="page"/>
      <style:text-properties style:font-name="Times New Roman"/>
    </style:style>
    <style:style style:name="P12" style:family="paragraph" style:parent-style-name="Standard">
      <style:paragraph-properties fo:text-align="center" style:justify-single-word="false"/>
      <style:text-properties style:font-name="Times New Roman" fo:font-size="48pt" fo:font-weight="bold" officeooo:rsid="001aee46" officeooo:paragraph-rsid="001aee46" style:font-size-asian="48pt" style:font-weight-asian="bold" style:font-size-complex="48pt" style:font-weight-complex="bold"/>
    </style:style>
    <style:style style:name="P13" style:family="paragraph" style:parent-style-name="Standard">
      <style:text-properties officeooo:paragraph-rsid="002a75e9"/>
    </style:style>
    <style:style style:name="P14" style:family="paragraph" style:parent-style-name="Standard">
      <style:text-properties officeooo:paragraph-rsid="00585f16"/>
    </style:style>
    <style:style style:name="T1" style:family="text">
      <style:text-properties officeooo:rsid="0020e02a"/>
    </style:style>
    <style:style style:name="T2" style:family="text">
      <style:text-properties fo:font-weight="normal" style:font-weight-asian="normal" style:font-weight-complex="normal"/>
    </style:style>
    <style:style style:name="T3" style:family="text">
      <style:text-properties fo:font-weight="normal" officeooo:rsid="002b4c6f" style:font-weight-asian="normal" style:font-weight-complex="normal"/>
    </style:style>
    <style:style style:name="T4" style:family="text">
      <style:text-properties style:font-name="Times New Roman"/>
    </style:style>
    <style:style style:name="T5" style:family="text">
      <style:text-properties style:font-name="Times New Roman" officeooo:rsid="0029010b"/>
    </style:style>
    <style:style style:name="T6" style:family="text">
      <style:text-properties style:font-name="Times New Roman" officeooo:rsid="002a75e9"/>
    </style:style>
    <style:style style:name="T7" style:family="text">
      <style:text-properties style:font-name="Times New Roman" officeooo:rsid="00339e5c"/>
    </style:style>
    <style:style style:name="T8" style:family="text">
      <style:text-properties style:font-name="Times New Roman" officeooo:rsid="00358b86"/>
    </style:style>
    <style:style style:name="T9" style:family="text">
      <style:text-properties style:font-name="Times New Roman" officeooo:rsid="0035cd96"/>
    </style:style>
    <style:style style:name="T10" style:family="text">
      <style:text-properties style:font-name="Times New Roman" officeooo:rsid="00347192"/>
    </style:style>
    <style:style style:name="T11" style:family="text">
      <style:text-properties style:font-name="Times New Roman" officeooo:rsid="00379f1a"/>
    </style:style>
    <style:style style:name="T12" style:family="text">
      <style:text-properties style:font-name="Times New Roman" officeooo:rsid="0038d7bf"/>
    </style:style>
    <style:style style:name="T13" style:family="text">
      <style:text-properties style:font-name="Times New Roman" officeooo:rsid="0039874f"/>
    </style:style>
    <style:style style:name="T14" style:family="text">
      <style:text-properties style:font-name="Times New Roman" officeooo:rsid="0039afbc"/>
    </style:style>
    <style:style style:name="T15" style:family="text">
      <style:text-properties style:font-name="Times New Roman" officeooo:rsid="0042076d"/>
    </style:style>
    <style:style style:name="T16" style:family="text">
      <style:text-properties style:font-name="Times New Roman" officeooo:rsid="00438157"/>
    </style:style>
    <style:style style:name="T17" style:family="text">
      <style:text-properties style:font-name="Times New Roman" officeooo:rsid="0044356e"/>
    </style:style>
    <style:style style:name="T18" style:family="text">
      <style:text-properties style:font-name="Times New Roman" officeooo:rsid="004ad5f3"/>
    </style:style>
    <style:style style:name="T19" style:family="text">
      <style:text-properties style:font-name="Times New Roman" officeooo:rsid="004b1e9e"/>
    </style:style>
    <style:style style:name="T20" style:family="text">
      <style:text-properties style:font-name="Times New Roman" officeooo:rsid="004de4ee"/>
    </style:style>
    <style:style style:name="T21" style:family="text">
      <style:text-properties style:font-name="Times New Roman" officeooo:rsid="004e41ee"/>
    </style:style>
    <style:style style:name="T22" style:family="text">
      <style:text-properties style:font-name="Times New Roman" officeooo:rsid="00524bed"/>
    </style:style>
    <style:style style:name="T23" style:family="text">
      <style:text-properties style:font-name="Times New Roman" officeooo:rsid="0052cc0f"/>
    </style:style>
    <style:style style:name="T24" style:family="text">
      <style:text-properties style:font-name="Times New Roman" officeooo:rsid="00530928"/>
    </style:style>
    <style:style style:name="T25" style:family="text">
      <style:text-properties style:font-name="Times New Roman" officeooo:rsid="00549d37"/>
    </style:style>
    <style:style style:name="T26" style:family="text">
      <style:text-properties style:font-name="Times New Roman" officeooo:rsid="0056036f"/>
    </style:style>
    <style:style style:name="T27" style:family="text">
      <style:text-properties style:font-name="Times New Roman" officeooo:rsid="005654d1"/>
    </style:style>
    <style:style style:name="T28" style:family="text">
      <style:text-properties style:font-name="Times New Roman" officeooo:rsid="00585f16"/>
    </style:style>
    <style:style style:name="T29" style:family="text">
      <style:text-properties style:font-name="Times New Roman" officeooo:rsid="003f7acf"/>
    </style:style>
    <style:style style:name="T30" style:family="text">
      <style:text-properties style:font-name="Times New Roman" officeooo:rsid="0032dc7e"/>
    </style:style>
    <style:style style:name="T31" style:family="text">
      <style:text-properties style:font-name="Times New Roman" officeooo:rsid="004fbfca"/>
    </style:style>
    <style:style style:name="T32" style:family="text">
      <style:text-properties style:font-name="Times New Roman" officeooo:rsid="00273f44"/>
    </style:style>
    <style:style style:name="T33" style:family="text">
      <style:text-properties style:font-name="Times New Roman" officeooo:rsid="00332e7e"/>
    </style:style>
    <style:style style:name="T34" style:family="text">
      <style:text-properties style:font-name="Times New Roman" officeooo:rsid="00276b5a"/>
    </style:style>
    <style:style style:name="T35" style:family="text">
      <style:text-properties style:font-name="Times New Roman" officeooo:rsid="0040e076"/>
    </style:style>
    <style:style style:name="T36" style:family="text">
      <style:text-properties fo:font-weight="bold" style:font-weight-asian="bold" style:font-weight-complex="bold"/>
    </style:style>
    <style:style style:name="T37" style:family="text">
      <style:text-properties fo:font-weight="bold" officeooo:rsid="00273f44" style:font-weight-asian="bold" style:font-weight-complex="bold"/>
    </style:style>
    <style:style style:name="T38" style:family="text">
      <style:text-properties officeooo:rsid="00273f44"/>
    </style:style>
    <style:style style:name="T39" style:family="text">
      <style:text-properties officeooo:rsid="00276b5a"/>
    </style:style>
    <style:style style:name="T40" style:family="text">
      <style:text-properties officeooo:rsid="002b4c6f"/>
    </style:style>
    <style:style style:name="T41" style:family="text">
      <style:text-properties officeooo:rsid="002b9058"/>
    </style:style>
    <style:style style:name="T42" style:family="text">
      <style:text-properties officeooo:rsid="002d5466"/>
    </style:style>
    <style:style style:name="T43" style:family="text">
      <style:text-properties officeooo:rsid="00306cb6"/>
    </style:style>
    <style:style style:name="T44" style:family="text">
      <style:text-properties officeooo:rsid="0032dc7e"/>
    </style:style>
    <style:style style:name="T45" style:family="text">
      <style:text-properties officeooo:rsid="00332e7e"/>
    </style:style>
    <style:style style:name="T46" style:family="text">
      <style:text-properties officeooo:rsid="003d432c"/>
    </style:style>
    <style:style style:name="T47" style:family="text">
      <style:text-properties officeooo:rsid="003ed53c"/>
    </style:style>
    <style:style style:name="T48" style:family="text">
      <style:text-properties officeooo:rsid="003f7acf"/>
    </style:style>
    <style:style style:name="T49" style:family="text">
      <style:text-properties officeooo:rsid="0040e076"/>
    </style:style>
    <style:style style:name="T50" style:family="text">
      <style:text-properties officeooo:rsid="0042076d"/>
    </style:style>
    <style:style style:name="T51" style:family="text">
      <style:text-properties officeooo:rsid="00438157"/>
    </style:style>
    <style:style style:name="T52" style:family="text">
      <style:text-properties officeooo:rsid="004a8145"/>
    </style:style>
    <style:style style:name="T53" style:family="text">
      <style:text-properties officeooo:rsid="004ad5f3"/>
    </style:style>
    <style:style style:name="T54" style:family="text">
      <style:text-properties officeooo:rsid="004d0f96"/>
    </style:style>
    <style:style style:name="T55" style:family="text">
      <style:text-properties officeooo:rsid="004de4ee"/>
    </style:style>
    <style:style style:name="T56" style:family="text">
      <style:text-properties officeooo:rsid="004e41ee"/>
    </style:style>
    <style:style style:name="T57" style:family="text">
      <style:text-properties officeooo:rsid="004fbfca"/>
    </style:style>
    <style:style style:name="T58" style:family="text">
      <style:text-properties officeooo:rsid="0056036f"/>
    </style:style>
    <style:style style:name="T59" style:family="text">
      <style:text-properties officeooo:rsid="00585f1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12">Allegory of the Room</text:p>
      <text:p text:style-name="P6"/>
      <text:p text:style-name="P8"><text:s text:c="31"/></text:p>
      <text:p text:style-name="P8"><text:s text:c="50"/></text:p>
      <text:p text:style-name="P6">Mike Sosteric</text:p>
      <text:p text:style-name="P6"/>
      <text:p text:style-name="P6"/>
      <text:p text:style-name="P9"/>
      <text:p text:style-name="P9">Version <text:span text:style-name="T46">2024</text:span></text:p>
      <text:p text:style-name="P9"/>
      <text:p text:style-name="P10"/>
      <text:p text:style-name="P10"/>
      <text:p text:style-name="P10"/>
      <text:p text:style-name="P10"/>
      <text:p text:style-name="P10"/>
      <text:p text:style-name="P2"><text:span text:style-name="T4"/></text:p>
      <text:p text:style-name="P4"/>
      <text:p text:style-name="P7"/>
      <text:p text:style-name="P3"/>
      <text:p text:style-name="P11">Imagine for a moment <text:span text:style-name="T52">a large </text:span>room. <text:span text:style-name="T52">In the room </text:span><text:span text:style-name="T54">are a few hundred people</text:span><text:span text:style-name="T46">. </text:span>The room has doors and windows and is like any other room except for the fact that it is cold, <text:span text:style-name="T46">so cold</text:span> that everyone <text:span text:style-name="T40">in the </text:span>room has <text:span text:style-name="T59">on</text:span> several layers of clothing<text:span text:style-name="T40"> </text:span><text:span text:style-name="T1">to </text:span>insulate from the bitter <text:span text:style-name="T43">drafts</text:span>. The <text:span text:style-name="T47">people, the </text:span><text:span text:style-name="T37">cold </text:span><text:span text:style-name="T36">people</text:span><text:span text:style-name="T2">, </text:span><text:span text:style-name="T3">let’s call them, </text:span>are crouched on the floor. <text:span text:style-name="T56">H</text:span>uddled in groups, <text:span text:style-name="T56">they </text:span><text:span text:style-name="T59">are </text:span>desperate for any warmth they can get.</text:p>
      <text:p text:style-name="P3">Nobody really knows how long <text:span text:style-name="T41">these cold people </text:span>have been in the room, just that it has been a long time. Suddenly <text:span text:style-name="T40">however</text:span>, <text:span text:style-name="T41">one of </text:span><text:span text:style-name="T43">the </text:span><text:span text:style-name="T42">cold people, </text:span><text:span text:style-name="T50">let us call them </text:span><text:span text:style-name="T53">Jagar</text:span><text:span text:style-name="T50">, </text:span>look<text:span text:style-name="T43">s</text:span> up <text:span text:style-name="T47">from their cold huddle and sees that everyone in the room appears to have </text:span><text:span text:style-name="T57">a </text:span>contraption on <text:span text:style-name="T42">their </text:span>back. <text:span text:style-name="T50">Jagar </text:span><text:span text:style-name="T47">looks </text:span>to see what it is <text:span text:style-name="T43">and as they do </text:span><text:span text:style-name="T42">they </text:span>notice a string attached to <text:span text:style-name="T53">each</text:span> contraption. <text:span text:style-name="T50">Jagar </text:span><text:span text:style-name="T47">strain</text:span><text:span text:style-name="T50">s</text:span><text:span text:style-name="T47"> to look at their </text:span><text:span text:style-name="T57">own </text:span><text:span text:style-name="T47">back and sure enough, there is a contraption and a string. </text:span><text:span text:style-name="T42">Hesitating </text:span><text:span text:style-name="T43">for a moment</text:span><text:span text:style-name="T42">, </text:span><text:span text:style-name="T50">Jagar decides to </text:span>pull the string to see what will happen. A soft humming emanate<text:span text:style-name="T42">s</text:span>, <text:span text:style-name="T38">but n</text:span>othing else. <text:span text:style-name="T48">C</text:span><text:span text:style-name="T42">onfused and </text:span><text:span text:style-name="T48">a little </text:span><text:span text:style-name="T42">befuddled, </text:span><text:span text:style-name="T50">Jagar </text:span>sit<text:span text:style-name="T50">s</text:span> back down <text:span text:style-name="T55">in </text:span><text:span text:style-name="T59">the</text:span><text:span text:style-name="T55"> huddle. </text:span></text:p>
      <text:p text:style-name="P14"><text:span text:style-name="T29">A few moments pass with nothing but suddenly, </text:span><text:span text:style-name="T15">Jagar </text:span><text:span text:style-name="T29">notices a </text:span><text:span text:style-name="T30">chang</text:span><text:span text:style-name="T29">e</text:span><text:span text:style-name="T30">. </text:span><text:span text:style-name="T31">Jagar realizes</text:span><text:span text:style-name="T30"> that </text:span><text:span text:style-name="T31">the</text:span><text:span text:style-name="T30"> </text:span><text:span text:style-name="T20">air around them </text:span><text:span text:style-name="T30">doesn’t feel as cold anymore. </text:span><text:span text:style-name="T32">Looking up, </text:span><text:span text:style-name="T15">Jagar </text:span><text:span text:style-name="T16">notice</text:span><text:span text:style-name="T18">s</text:span><text:span text:style-name="T16"> </text:span><text:span text:style-name="T33">they </text:span><text:span text:style-name="T4">can no longer see </text:span><text:span text:style-name="T33">their </text:span><text:span text:style-name="T4">breath! </text:span><text:span text:style-name="T34">Looking </text:span><text:span text:style-name="T33">again </text:span><text:span text:style-name="T4">at the contraption, </text:span>they realize it is a personal energy source—some kind of internal heating system, long dormant, now awakening. <text:span text:style-name="T29">For a moment t</text:span><text:span text:style-name="T33">hey </text:span><text:span text:style-name="T34">p</text:span><text:span text:style-name="T4">onder why nobody has seen this before, </text:span><text:span text:style-name="T33">why nobody has pulled the string, </text:span><text:span text:style-name="T16">b</text:span><text:span text:style-name="T29">ut their reverie does not last long because the air around is heating </text:span><text:span text:style-name="T31">up</text:span><text:span text:style-name="T29"> fast </text:span><text:span text:style-name="T31">and </text:span><text:span text:style-name="T16">it is </text:span><text:span text:style-name="T4">becoming </text:span><text:span text:style-name="T34">uncomfortably warm. </text:span><text:span text:style-name="T35">E</text:span><text:span text:style-name="T4">xcite</text:span><text:span text:style-name="T35">d for the new reality</text:span><text:span text:style-name="T4">, </text:span><text:span text:style-name="T16">Jagar </text:span><text:span text:style-name="T4">begin</text:span><text:span text:style-name="T16">s</text:span><text:span text:style-name="T4"> to </text:span><text:span text:style-name="T33">take off </text:span><text:span text:style-name="T16">some layers. </text:span></text:p>
      <text:p text:style-name="P13"><text:span text:style-name="T4">Seeing </text:span><text:span text:style-name="T16">Jagar’s</text:span><text:span text:style-name="T15"> </text:span><text:span text:style-name="T4">excitement, the people huddled </text:span><text:span text:style-name="T7">closest </text:span><text:span text:style-name="T4">look up </text:span><text:span text:style-name="T7">and </text:span><text:span text:style-name="T22">anxiously ask</text:span><text:span text:style-name="T20">, </text:span><text:span text:style-name="T4">“What’s </text:span><text:span text:style-name="T7">going on</text:span><text:span text:style-name="T4">?” </text:span><text:span text:style-name="T17">Jagar</text:span><text:span text:style-name="T7"> </text:span><text:span text:style-name="T4">explain</text:span><text:span text:style-name="T17">s</text:span><text:span text:style-name="T4"> about the heater and the string. Smiling, </text:span><text:span text:style-name="T28">they</text:span><text:span text:style-name="T18"> </text:span><text:span text:style-name="T4">suggest if </text:span><text:span text:style-name="T7">everybody would </text:span><text:span text:style-name="T18">just </text:span><text:span text:style-name="T17">pull the string </text:span><text:span text:style-name="T4">they could warm up the room even more. </text:span><text:span text:style-name="T7">A few try and sure enough, after a </text:span><text:span text:style-name="T4">few moments, the </text:span><text:span text:style-name="T5">ambient temperature </text:span><text:span text:style-name="T4">begins to </text:span><text:span text:style-name="T5">rise </text:span><text:span text:style-name="T4">even faster. </text:span><text:span text:style-name="T6">As it does, more and more people find themselves </text:span><text:span text:style-name="T18">anxious, </text:span><text:span text:style-name="T6">uncomfortable, </text:span><text:span text:style-name="T18">and wondering “what’s going on.” As the air warms </text:span><text:span text:style-name="T19">and people clue in</text:span><text:span text:style-name="T18">, </text:span><text:span text:style-name="T6">more and more begin to </text:span><text:span text:style-name="T22">turn on their heaters; </text:span><text:span text:style-name="T28">m</text:span><text:span text:style-name="T22">ore and more begin to </text:span><text:span text:style-name="T6">take off their cloth</text:span><text:span text:style-name="T26">e</text:span><text:span text:style-name="T6">s. </text:span><text:span text:style-name="T13">It is an exciting and joyful unfolding. </text:span><text:span text:style-name="T6">Soon, it seems, the room will </text:span><text:span text:style-name="T9">completely </text:span><text:span text:style-name="T6">transform. </text:span></text:p>
      <text:p text:style-name="P14"><text:span text:style-name="T6">Unfortunately, </text:span><text:span text:style-name="T17">total transformation of the room </text:span><text:span text:style-name="T6">does take a while, </text:span><text:span text:style-name="T10">much longer than you </text:span><text:span text:style-name="T17">might </text:span><text:span text:style-name="T12">reasonably </text:span><text:span text:style-name="T10">expect </text:span><text:span text:style-name="T19">because i</text:span><text:span text:style-name="T6">nexplicably, </text:span><text:span text:style-name="T9">n</text:span><text:span text:style-name="T6">o matter how warm the room gets, no matter how uncomfortable they </text:span><text:span text:style-name="T8">feel</text:span><text:span text:style-name="T6">, some </text:span><text:span text:style-name="T17">of the cold people</text:span><text:span text:style-name="T6"> </text:span><text:span text:style-name="T12">simply </text:span><text:span text:style-name="T20">refuse to adjust their behaviour</text:span><text:soft-page-break/><text:span text:style-name="T20">—they refuse to </text:span><text:span text:style-name="T6">remove their cloth</text:span><text:span text:style-name="T12">ing</text:span><text:span text:style-name="T6">. </text:span><text:span text:style-name="T20">T</text:span><text:span text:style-name="T19">hey </text:span><text:span text:style-name="T6">resist. </text:span><text:span text:style-name="T8">Some resist only a little; </text:span><text:span text:style-name="T12">f</text:span><text:span text:style-name="T9">or these, growing discomfort is enough to get them to </text:span><text:span text:style-name="T20">adapt</text:span><text:span text:style-name="T9">. Other</text:span><text:span text:style-name="T12">s</text:span><text:span text:style-name="T9"> are not so easily moved. Huddled for so long against the cold, they are afraid to look up, afraid to </text:span><text:span text:style-name="T12">shift their position, </text:span><text:span text:style-name="T9">afraid </text:span><text:span text:style-name="T12">to make </text:span><text:span text:style-name="T9">change. </text:span><text:span text:style-name="T23">S</text:span><text:span text:style-name="T6">ome </text:span><text:span text:style-name="T9">gentle </text:span><text:span text:style-name="T6">coaxing </text:span><text:span text:style-name="T8">and </text:span><text:span text:style-name="T6">loving reassurance </text:span><text:span text:style-name="T12">helps </text:span><text:span text:style-name="T23">a few</text:span><text:span text:style-name="T8">, </text:span><text:span text:style-name="T9">but </text:span><text:span text:style-name="T23">many more scream and </text:span><text:span text:style-name="T9">rage against change. </text:span><text:span text:style-name="T28">They scream an stop and lash out, but that just makes it worse. As the room continues to warm they begin to boil in their own clothes </text:span><text:span text:style-name="T11">until eventually they </text:span><text:span text:style-name="T23">snap </text:span><text:span text:style-name="T14">and </text:span><text:span text:style-name="T11">run screaming </text:span><text:span text:style-name="T23">f</text:span><text:span text:style-name="T11">rom the room. </text:span><text:span text:style-name="T4">Those that can be restrained are gently held until they are calm. The new reality is explained and their clothes are gently removed. Those that </text:span><text:span text:style-name="T24">f</text:span><text:span text:style-name="T4">lail too violently are left to themselves until the </text:span><text:span text:style-name="T21">inevitable consequences ensue. <text:s/></text:span><text:span text:style-name="T25">It’s a sad outcome for many, but really what else can you do? </text:span><text:span text:style-name="T28">The world is changing. The warmth is rising. There is only one thing you can do. You have to trust—trust the warmth, trust yourself, trust the good people to help, and trust that what’s emerging is going to be so much better than anything that has come before. </text:span><text:span text:style-name="T4"><text:s text:c="7"/></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05cm" style:contextual-spacing="false" fo:line-height="15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7.962cm" style:type="center"/>
          <style:tab-stop style:position="15.926cm" style:type="right"/>
        </style:tab-stops>
      </style:paragraph-properties>
    </style:style>
    <style:style style:name="Header" style:family="paragraph" style:parent-style-name="Header_20_and_20_Footer" style:class="extra">
      <style:paragraph-properties text:number-lines="false" text:line-number="0">
        <style:tab-stops>
          <style:tab-stop style:position="7.962cm" style:type="center"/>
          <style:tab-stop style:position="15.926cm" style:type="right"/>
        </style:tab-stops>
      </style:paragraph-properties>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style>
    <style:page-layout style:name="Mpm1">
      <style:page-layout-properties fo:page-width="21.006cm" fo:page-height="29.693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3</text:page-number></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22T07:43:55.146221807</meta:creation-date>
    <meta:editing-duration>PT18H44M28S</meta:editing-duration>
    <meta:editing-cycles>64</meta:editing-cycles>
    <meta:generator>LibreOffice/7.6.4.1$Windows_X86_64 LibreOffice_project/e19e193f88cd6c0525a17fb7a176ed8e6a3e2aa1</meta:generator>
    <meta:initial-creator>Mike Sosteric</meta:initial-creator>
    <dc:date>2025-04-18T08:31:23.504000000</dc:date>
    <meta:document-statistic meta:table-count="0" meta:image-count="0" meta:object-count="0" meta:page-count="3" meta:paragraph-count="11" meta:word-count="685" meta:character-count="3927" meta:non-whitespace-character-count="3161"/>
  </office:meta>
</office:document-meta>
</file>